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Lucida Sans" svg:font-family="'Lucida 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OpenSymbol" svg:font-family="OpenSymbol" style:font-family-generic="roman" style:font-pitch="variable"/>
    <style:font-face style:name="Source Code Pro" svg:font-family="'Source Code Pro'" style:font-family-generic="roman" style:font-pitch="variable"/>
    <style:font-face style:name="Liberation Serif1" svg:font-family="'Liberation Serif'"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Open Sans2" svg:font-family="'Open Sans'" style:font-family-generic="system" style:font-pitch="variable"/>
    <style:font-face style:name="OpenSymbol2" svg:font-family="OpenSymbol" style:font-family-generic="system" style:font-pitch="variable"/>
  </office:font-face-decls>
  <office:automatic-styles>
    <style:style style:name="P1" style:family="paragraph" style:parent-style-name="Heading_20_2">
      <style:paragraph-properties fo:margin-top="0cm" fo:margin-bottom="0cm" loext:contextual-spacing="false" fo:text-align="justify" style:justify-single-word="false"/>
      <style:text-properties fo:color="#000000" style:font-name="Open Sans" fo:font-size="14pt" style:font-size-asian="14pt" style:font-size-complex="14pt"/>
    </style:style>
    <style:style style:name="P2" style:family="paragraph" style:parent-style-name="Text_20_body_20__28_user_29_">
      <style:paragraph-properties fo:margin-top="0cm" fo:margin-bottom="0cm" loext:contextual-spacing="false" fo:line-height="100%" fo:text-align="justify" style:justify-single-word="false"/>
      <style:text-properties fo:color="#000000" style:font-name="Open Sans1"/>
    </style:style>
    <style:style style:name="P3" style:family="paragraph" style:parent-style-name="Text_20_body_20__28_user_29_">
      <style:paragraph-properties fo:margin-top="0cm" fo:margin-bottom="0cm" loext:contextual-spacing="false" fo:line-height="100%" fo:text-align="justify" style:justify-single-word="false"/>
      <style:text-properties fo:color="#000000" style:font-name="Open Sans1" fo:font-size="14pt" style:font-size-asian="14pt" style:font-size-complex="14pt"/>
    </style:style>
    <style:style style:name="P4" style:family="paragraph" style:parent-style-name="Text_20_body_20__28_user_29_">
      <style:paragraph-properties fo:margin-top="0cm" fo:margin-bottom="0cm" loext:contextual-spacing="false" fo:line-height="100%" fo:text-align="justify" style:justify-single-word="false"/>
      <style:text-properties fo:color="#000000" style:font-name="Source Code Pro"/>
    </style:style>
    <style:style style:name="P5" style:family="paragraph" style:parent-style-name="Text_20_body_20__28_user_29_">
      <style:paragraph-properties fo:margin-top="0cm" fo:margin-bottom="0cm" loext:contextual-spacing="false" fo:line-height="100%" fo:text-align="justify" style:justify-single-word="false"/>
    </style:style>
    <style:style style:name="P6" style:family="paragraph" style:parent-style-name="Text_20_body_20__28_user_29_">
      <style:paragraph-properties fo:margin-top="0cm" fo:margin-bottom="0cm" loext:contextual-spacing="false" fo:line-height="100%" fo:text-align="justify" style:justify-single-word="false"/>
      <style:text-properties style:font-name="Open Sans1"/>
    </style:style>
    <style:style style:name="P7" style:family="paragraph" style:parent-style-name="Text_20_body_20__28_user_29_">
      <style:paragraph-properties fo:margin-top="0cm" fo:margin-bottom="0cm" loext:contextual-spacing="false" fo:line-height="100%" fo:text-align="justify" style:justify-single-word="false" fo:break-before="page"/>
    </style:style>
    <style:style style:name="P8" style:family="paragraph" style:parent-style-name="Head4AAI">
      <style:paragraph-properties fo:break-before="page"/>
    </style:style>
    <style:style style:name="P9" style:family="paragraph" style:parent-style-name="Text_20_body_20__28_user_29_" style:list-style-name="WWNum1">
      <style:paragraph-properties fo:margin-top="0cm" fo:margin-bottom="0cm" loext:contextual-spacing="false" fo:line-height="100%" fo:text-align="justify" style:justify-single-word="false"/>
      <style:text-properties fo:color="#000000" style:font-name="Open Sans1"/>
    </style:style>
    <style:style style:name="P10" style:family="paragraph" style:parent-style-name="Heading_20_1" style:master-page-name="Standard">
      <style:paragraph-properties fo:margin-top="0cm" fo:margin-bottom="0cm" loext:contextual-spacing="false" fo:text-align="center" style:justify-single-word="false" style:page-number="auto"/>
      <style:text-properties style:font-name="Open Sans1"/>
    </style:style>
    <style:style style:name="T1" style:family="text">
      <style:text-properties style:font-name="Open Sans1"/>
    </style:style>
    <style:style style:name="T2" style:family="text">
      <style:text-properties style:font-name="Open Sans1" fo:font-style="italic" style:font-style-asian="italic" style:font-style-complex="italic"/>
    </style:style>
    <style:style style:name="T3" style:family="text">
      <style:text-properties fo:color="#000000" style:font-name="Open Sans1"/>
    </style:style>
    <style:style style:name="T4" style:family="text">
      <style:text-properties fo:color="#000000" style:font-name="Open Sans1" fo:font-style="italic" style:font-style-asian="italic"/>
    </style:style>
    <style:style style:name="T5" style:family="text">
      <style:text-properties fo:color="#000000" style:font-name="Open Sans1" fo:font-style="italic" style:font-style-asian="italic" style:font-style-complex="italic"/>
    </style:style>
    <style:style style:name="T6" style:family="text">
      <style:text-properties fo:color="#000000" style:font-name="Open Sans1" fo:font-weight="bold" style:font-weight-asian="bold"/>
    </style:style>
    <style:style style:name="T7" style:family="text">
      <style:text-properties fo:color="#000000" style:font-name="Open Sans1" fo:font-weight="bold" style:font-weight-asian="bold" style:font-weight-complex="bold"/>
    </style:style>
    <style:style style:name="T8" style:family="text">
      <style:text-properties fo:color="#000000" style:font-name="Open Sans1" fo:font-weight="normal" style:font-weight-asian="normal" style:font-weight-complex="normal"/>
    </style:style>
    <style:style style:name="T9" style:family="text">
      <style:text-properties fo:color="#000000" style:font-name="Open Sans1" officeooo:rsid="000fe215"/>
    </style:style>
    <style:style style:name="T10" style:family="text">
      <style:text-properties fo:color="#000000" style:font-name="Open Sans1" officeooo:rsid="000fe71c"/>
    </style:style>
    <style:style style:name="T11" style:family="text">
      <style:text-properties fo:color="#000000" style:font-name="Open Sans1" officeooo:rsid="0014c486"/>
    </style:style>
    <style:style style:name="T12" style:family="text">
      <style:text-properties fo:color="#000000" style:font-name="Open Sans1" officeooo:rsid="001677b2"/>
    </style:style>
    <style:style style:name="T13" style:family="text">
      <style:text-properties fo:color="#000000" style:font-name="Source Code Pro"/>
    </style:style>
    <style:style style:name="T14" style:family="text">
      <style:text-properties fo:color="#000000" style:font-name="Source Code Pro" fo:font-style="italic" style:font-style-asian="italic"/>
    </style:style>
    <style:style style:name="T15" style:family="text">
      <style:text-properties fo:color="#000000" style:font-name="Source Code Pro" fo:font-style="italic" style:font-style-asian="italic" style:font-style-complex="italic"/>
    </style:style>
    <style:style style:name="T16" style:family="text">
      <style:text-properties fo:color="#000000" style:font-name="Source Code Pro" fo:font-style="italic" fo:font-weight="bold" style:font-style-asian="italic" style:font-weight-asian="bold" style:font-style-complex="italic"/>
    </style:style>
    <style:style style:name="T17" style:family="text">
      <style:text-properties fo:color="#18b218" style:font-name="Open Sans1"/>
    </style:style>
    <style:style style:name="T18" style:family="text">
      <style:text-properties fo:color="#b21818" style:font-name="Open Sans1"/>
    </style:style>
    <style:style style:name="T19" style:family="text">
      <style:text-properties fo:color="#5454ff" style:font-name="Open Sans1"/>
    </style:style>
    <style:style style:name="T20" style:family="text">
      <style:text-properties fo:color="#5454ff" style:font-name="Open Sans1" fo:font-weight="bold" style:font-weight-asian="bold"/>
    </style:style>
    <style:style style:name="T21" style:family="text">
      <style:text-properties fo:color="#5454ff" style:font-name="Open Sans1" fo:font-weight="bold" style:font-weight-asian="bold" style:font-weight-complex="bold"/>
    </style:style>
    <style:style style:name="T22" style:family="text">
      <style:text-properties officeooo:rsid="000555aa"/>
    </style:style>
    <style:style style:name="T23" style:family="text">
      <style:text-properties officeooo:rsid="0006e69d"/>
    </style:style>
    <style:style style:name="T24" style:family="text">
      <style:text-properties officeooo:rsid="0007c0f1"/>
    </style:style>
    <style:style style:name="T25" style:family="text">
      <style:text-properties officeooo:rsid="00089ea6"/>
    </style:style>
    <style:style style:name="T26" style:family="text">
      <style:text-properties officeooo:rsid="000a09e6"/>
    </style:style>
    <style:style style:name="T27" style:family="text">
      <style:text-properties officeooo:rsid="000b8e91"/>
    </style:style>
    <style:style style:name="T28" style:family="text">
      <style:text-properties officeooo:rsid="000cb75b"/>
    </style:style>
    <style:style style:name="T29" style:family="text">
      <style:text-properties officeooo:rsid="000e387d"/>
    </style:style>
    <style:style style:name="T30" style:family="text">
      <style:text-properties officeooo:rsid="0011a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README</text:h>
      <text:p text:style-name="Head4AAI">ALAscanApp.py</text:p>
      <text:p text:style-name="P2"/>
      <text:p text:style-name="P2">This is a python 3 utility to do alanine scanning using ISAMBARD and BUDE. It is a self-contained utility. It does not need installation. However, it needs to have Python 3.5 or greater. It also needs a reasonabl<text:span text:style-name="T24">y</text:span> recent C++ compiler. <text:s/>We recommend GCC.</text:p>
      <text:p text:style-name="P2"/>
      <text:p text:style-name="P2">This utility is meant to work in Linux and Mac systems. <text:span text:style-name="T22">T</text:span>his document explain<text:span text:style-name="T22">s</text:span> how to get it working in these systems.</text:p>
      <text:p text:style-name="P2"/>
      <text:p text:style-name="P5"><text:span text:style-name="T3">For the App to work it is required to compile BUDE, the C++ utilities and update/create the App initialisation file (.alascanapp.ini). Hopefully all of that was/will be done with the </text:span><text:span text:style-name="T17">setup_utils.py</text:span><text:span text:style-name="T3"> script.</text:span></text:p>
      <text:p text:style-name="P2"/>
      <text:p text:style-name="P5"><text:span text:style-name="T3">If using a different compiler from GCC or Mac system, exporting the CC and CXX environment variables should be done before attempting any compilation procedure or running the </text:span><text:span text:style-name="T17">setup_utils.py</text:span><text:span text:style-name="T3">. To use </text:span><text:span text:style-name="T17">setup_utils.py</text:span><text:span text:style-name="T3"> python 3 must be available.</text:span></text:p>
      <text:p text:style-name="P2"/>
      <text:p text:style-name="Head4AAI">Definitions for Running Commands</text:p>
      <text:p text:style-name="P6"/>
      <text:p text:style-name="P6">PATH: Environment variable containing information on where to look for executable.</text:p>
      <text:p text:style-name="P6">HOME: Environment variable containing the information of the user’s home directory.</text:p>
      <text:p text:style-name="P6">username: User’s name in the system. e.g. ai7766</text:p>
      <text:p text:style-name="P5"><text:span text:style-name="T3">‘</text:span><text:span text:style-name="User_20_Entry"><text:span text:style-name="T4">&gt;</text:span></text:span><text:span text:style-name="T3">’ means prompt from a terminal as ordinary user.</text:span></text:p>
      <text:p text:style-name="P5"><text:span text:style-name="T3">‘</text:span><text:span text:style-name="User_20_Entry"><text:span text:style-name="T4">#</text:span></text:span><text:span text:style-name="T3">’ means prompt from a terminal as root or admin user.</text:span></text:p>
      <text:p text:style-name="P5"><text:span text:style-name="T3">‘</text:span><text:span text:style-name="User_20_Entry"><text:span text:style-name="T4">&gt;&gt;&gt;</text:span></text:span><text:span text:style-name="T3">’ means prompt for python interpreter.</text:span></text:p>
      <text:p text:style-name="P2"/>
      <text:p text:style-name="P5"><text:span text:style-name="T3">HOME usually is expanded to ‘</text:span><text:span text:style-name="T7">/home/username</text:span><text:span text:style-name="T3">’ in Mac systems ‘</text:span><text:span text:style-name="T7">/Users/username</text:span><text:span text:style-name="T3">’.</text:span></text:p>
      <text:p text:style-name="P2"/>
      <text:p text:style-name="P6">e.g.</text:p>
      <text:p text:style-name="P5"><text:span text:style-name="User_20_Entry"><text:span text:style-name="T2">&gt;ls dir</text:span></text:span></text:p>
      <text:p text:style-name="P6">List content of dir as ordinary user</text:p>
      <text:p text:style-name="P6"/>
      <text:p text:style-name="P5"><text:span text:style-name="User_20_Entry"><text:span text:style-name="T2">#zypper install package</text:span></text:span></text:p>
      <text:p text:style-name="P6">Install package as root user.</text:p>
      <text:p text:style-name="P6"/>
      <text:p text:style-name="P5"><text:span text:style-name="User_20_Entry"><text:span text:style-name="T4">&gt;&gt;&gt;quit()</text:span></text:span></text:p>
      <text:p text:style-name="P6">Quit python interpreter.</text:p>
      <text:p text:style-name="P6"/>
      <text:p text:style-name="P6">Italics show a command and its output.</text:p>
      <text:p text:style-name="P5"><text:span text:style-name="User_20_Entry"><text:span text:style-name="T2">&gt;command</text:span></text:span></text:p>
      <text:p text:style-name="P5"><text:span text:style-name="User_20_Entry"><text:span text:style-name="T2">command output</text:span></text:span></text:p>
      <text:p text:style-name="Head4AAI"><text:soft-page-break/>Requirements:</text:p>
      <text:list xml:id="list199418692" text:style-name="WWNum1">
        <text:list-item>
          <text:p text:style-name="P9">GCC 4.6 or modern C++ compiler.</text:p>
        </text:list-item>
        <text:list-item>
          <text:p text:style-name="P9">Python 3.5 or greater (Anaconda).</text:p>
        </text:list-item>
        <text:list-item>
          <text:p text:style-name="P9">ISAMBARD</text:p>
        </text:list-item>
        <text:list-item>
          <text:p text:style-name="P9">BUDE</text:p>
        </text:list-item>
      </text:list>
      <text:h text:style-name="P1" text:outline-level="2"/>
      <text:p text:style-name="Head4AAI">Linux</text:p>
      <text:p text:style-name="P2"/>
      <text:p text:style-name="P2">Most Linux systems have GCC available. Checking if you have GCC, using the command ‘which’.</text:p>
      <text:p text:style-name="P2"/>
      <text:p text:style-name="P5"><text:span text:style-name="User_20_Entry"><text:span text:style-name="T5">&gt;which gcc</text:span></text:span></text:p>
      <text:p text:style-name="P5"><text:span text:style-name="Source_20_Text"><text:span text:style-name="T5">/usr/bin/gcc</text:span></text:span><text:span text:style-name="T3"> (Or similar, depending on where gcc is installed).</text:span></text:p>
      <text:p text:style-name="P2"/>
      <text:p text:style-name="P5"><text:span text:style-name="User_20_Entry"><text:span text:style-name="T5">&gt;which g++</text:span></text:span></text:p>
      <text:p text:style-name="P5"><text:span text:style-name="Source_20_Text"><text:span text:style-name="T5">/usr/bin/g++</text:span></text:span></text:p>
      <text:p text:style-name="P2"/>
      <text:p text:style-name="P2">If it is not available it should display something along these lines:</text:p>
      <text:p text:style-name="P5"><text:span text:style-name="Source_20_Text"><text:span text:style-name="T5">which: no g++ in PATH</text:span></text:span><text:span text:style-name="T3">.</text:span></text:p>
      <text:p text:style-name="P2"/>
      <text:p text:style-name="P2">If it is not installed in your computer you will need admin rights to install it. Depending <text:span text:style-name="T23">o</text:span>n your Linux distribution.</text:p>
      <text:p text:style-name="P2"/>
      <text:p text:style-name="P2">SuSE family</text:p>
      <text:p text:style-name="P5"><text:span text:style-name="User_20_Entry"><text:span text:style-name="T4"># zypper install gcc</text:span></text:span></text:p>
      <text:p text:style-name="P5"/>
      <text:p text:style-name="P2">Red Hat family</text:p>
      <text:p text:style-name="P5"><text:span text:style-name="User_20_Entry"><text:span text:style-name="T4"># yum install gcc</text:span></text:span></text:p>
      <text:p text:style-name="P5"/>
      <text:p text:style-name="P2">Debian family</text:p>
      <text:p text:style-name="P5"><text:span text:style-name="User_20_Entry"><text:span text:style-name="T4">&gt; sudo apt-get install gcc</text:span></text:span></text:p>
      <text:p text:style-name="P5"/>
      <text:p text:style-name="P2">Once GCC is installed you can check with the ‘which’ command again and it should give you the full path where g++, gcc was installed.</text:p>
      <text:p text:style-name="P2"/>
      <text:p text:style-name="P2">If you have a different compiler, type at the terminal.</text:p>
      <text:p text:style-name="P5"><text:span text:style-name="User_20_Entry"><text:span text:style-name="T4">&gt; export CC=my_C_Compiler CXX=my_C++_Compiler</text:span></text:span></text:p>
      <text:h text:style-name="P1" text:outline-level="2"/>
      <text:p text:style-name="P8">Getting python anaconda</text:p>
      <text:p text:style-name="P2"/>
      <text:p text:style-name="P5"><text:span text:style-name="T3">Go to website: https://www.continuum.io/downloads Download the appropriate installer for python 3.X, most likely it will be (64-BIT (X86) INSTALLER), it should download the file </text:span><text:span text:style-name="T17">Anaconda3-X.X.X-Linux-x86_64.sh </text:span><text:span text:style-name="T3">where (X.X.X) is the version.</text:span></text:p>
      <text:p text:style-name="P2"/>
      <text:p text:style-name="P2">Open a terminal and change directory to wherever the installer was downloaded, run the command and follow the instructions.</text:p>
      <text:p text:style-name="P2"/>
      <text:p text:style-name="P5"><text:span text:style-name="User_20_Entry"><text:span text:style-name="T4">&gt; bash Anaconda3-X.X.X-Linux-x86_64.sh</text:span></text:span></text:p>
      <text:p text:style-name="P5"/>
      <text:p text:style-name="P5"><text:span text:style-name="T3">accept the license, press enter and the letter ‘</text:span><text:span text:style-name="T6">q</text:span><text:span text:style-name="T3">’, type ‘</text:span><text:span text:style-name="T6">yes</text:span><text:span text:style-name="T3">’ after the question:</text:span></text:p>
      <text:p text:style-name="P6"/>
      <text:p text:style-name="P5"><text:span text:style-name="Source_20_Text"><text:span text:style-name="T13">Do you approve the license terms? [yes|no]</text:span></text:span></text:p>
      <text:p text:style-name="P2"/>
      <text:p text:style-name="P2">After this you will be asked the location for installing Anaconda3. It suggests</text:p>
      <text:p text:style-name="P2"/>
      <text:p text:style-name="P5"><text:span text:style-name="Source_20_Text"><text:span text:style-name="T13">/home/username/anaconda3</text:span></text:span></text:p>
      <text:p text:style-name="P2"/>
      <text:p text:style-name="P2">You must have writing access to this location. The default value usually <text:span text:style-name="T25">is</text:span> a good place. If you wish a different location type it. It will output:</text:p>
      <text:p text:style-name="P2"/>
      <text:p text:style-name="P5"><text:span text:style-name="Source_20_Text"><text:span text:style-name="T5">PREFIX=/home/username/anaconda3</text:span></text:span></text:p>
      <text:p text:style-name="P2"/>
      <text:p text:style-name="P2">and the installation begins.</text:p>
      <text:p text:style-name="P2"/>
      <text:p text:style-name="P2">All going well you should see this message</text:p>
      <text:p text:style-name="P2"/>
      <text:p text:style-name="P5"><text:span text:style-name="Source_20_Text"><text:span text:style-name="T15">Python 3.6.1 :: Continuum Analytics, Inc.</text:span></text:span></text:p>
      <text:p text:style-name="P5"><text:span text:style-name="Source_20_Text"><text:span text:style-name="T15">creating default environment...</text:span></text:span></text:p>
      <text:p text:style-name="P5"><text:span text:style-name="Source_20_Text"><text:span text:style-name="T15">installation finished.</text:span></text:span></text:p>
      <text:p text:style-name="P5"><text:span text:style-name="Source_20_Text"><text:span text:style-name="T15">Do you wish the installer to prepend the Anaconda3 install location</text:span></text:span></text:p>
      <text:p text:style-name="P5"><text:span text:style-name="Source_20_Text"><text:span text:style-name="T15">to PATH in your /home/username/.bashrc? [yes|no]</text:span></text:span></text:p>
      <text:p text:style-name="P5"><text:span text:style-name="Source_20_Text"><text:span text:style-name="T15">[no] &gt;&gt;&gt;</text:span></text:span></text:p>
      <text:p text:style-name="P5"/>
      <text:p text:style-name="P5"><text:span text:style-name="T3">Answer ‘</text:span><text:span text:style-name="T6">yes</text:span><text:span text:style-name="T3">’ to that final question. This will allow you to use that python version whenever you open a terminal. All done with anaconda.</text:span></text:p>
      <text:p text:style-name="P2"/>
      <text:p text:style-name="P2">Close that terminal and open a new one. This will ensure that you <text:span text:style-name="T26">are </text:span>using the right version of python. To check it use the ‘which’ command.</text:p>
      <text:p text:style-name="P2"/>
      <text:p text:style-name="P5"><text:span text:style-name="User_20_Entry"><text:span text:style-name="T4">&gt; which python</text:span></text:span></text:p>
      <text:p text:style-name="P5"><text:span text:style-name="User_20_Entry"><text:span text:style-name="T4">/home/username/anaconda3/bin/python</text:span></text:span><text:span text:style-name="T3"> (or wherever you installed it)</text:span></text:p>
      <text:p text:style-name="P2"><text:soft-page-break/>Checking python version:</text:p>
      <text:p text:style-name="P2"/>
      <text:p text:style-name="P5"><text:span text:style-name="User_20_Entry"><text:span text:style-name="T4">&gt; python --version</text:span></text:span></text:p>
      <text:p text:style-name="P5"><text:span text:style-name="User_20_Entry"><text:span text:style-name="T4">Python 3.6.X :: Anaconda X.X.X (64-bit) </text:span></text:span><text:span text:style-name="T3">(according to the downloaded version)</text:span></text:p>
      <text:p text:style-name="P2"/>
      <text:p text:style-name="P5"><text:span text:style-name="T3">Please check that the version is </text:span><text:span text:style-name="T6">greater than 3.5</text:span><text:span text:style-name="T8">.</text:span></text:p>
      <text:p text:style-name="P3"/>
      <text:p text:style-name="Head4AAI">Installing ISAMBARD</text:p>
      <text:p text:style-name="P3"/>
      <text:p text:style-name="P5"><text:span text:style-name="User_20_Entry"><text:span text:style-name="T4">&gt;pip install isambard</text:span></text:span></text:p>
      <text:p text:style-name="P5"/>
      <text:p text:style-name="P5"><text:span text:style-name="T3">This should install all required packages. Have a look at this page for more information. </text:span><text:a xlink:type="simple" xlink:href="https://github.com/woolfson-group/isambard/blob/master/README.md" text:style-name="Internet_20_link" text:visited-style-name="Visited_20_Internet_20_Link"><text:span text:style-name="T1">https://github.com/woolfson-group/isambard/blob/master/README.md</text:span></text:a></text:p>
      <text:p text:style-name="P2"/>
      <text:p text:style-name="P5"><text:span text:style-name="T3">We will need </text:span><text:span text:style-name="T6">Scwrl4</text:span><text:span text:style-name="T3"> for creating the mutants for the hot constellations. If Scwrl4 is not present only the single alanine mutants will be calculated without any sidechain repacking.</text:span></text:p>
      <text:p text:style-name="P2"/>
      <text:p text:style-name="Head4AAI">Configuring ISAMBARD</text:p>
      <text:p text:style-name="P3"/>
      <text:p text:style-name="P2">We need to run the python interpreter and import isambard</text:p>
      <text:p text:style-name="P2"/>
      <text:p text:style-name="P5"><text:span text:style-name="User_20_Entry"><text:span text:style-name="T4">&gt; python</text:span></text:span></text:p>
      <text:p text:style-name="P5"/>
      <text:p text:style-name="P5"><text:span text:style-name="User_20_Entry"><text:span text:style-name="T3">It will show the message below and will open a python prompt</text:span></text:span></text:p>
      <text:p text:style-name="P5"/>
      <text:p text:style-name="P5"><text:span text:style-name="User_20_Entry"><text:span text:style-name="T4">‘&gt;&gt;&gt;’ Python 3.6.X :: Anaconda X.X.X (64-bit)</text:span></text:span></text:p>
      <text:p text:style-name="P5"><text:span text:style-name="User_20_Entry"><text:span text:style-name="T4">... &gt;&gt;&gt;</text:span></text:span></text:p>
      <text:p text:style-name="P2"/>
      <text:p text:style-name="P2">Once you have the python prompt type:</text:p>
      <text:p text:style-name="P5"/>
      <text:p text:style-name="P5"><text:span text:style-name="User_20_Entry"><text:span text:style-name="T4">&gt;&gt;&gt; import isambard</text:span></text:span></text:p>
      <text:p text:style-name="P2"/>
      <text:p text:style-name="P2">This will start isambard configuration. It will ask a few question<text:span text:style-name="T27">s</text:span>. For hot constellation<text:span text:style-name="T27">s</text:span> we are interested in the Scwrl4 path. You should be able to see the following information. Bold text is meant to be input by the user. We are particularly interested in the SCWRL path, Rigid packing mode and Bude_2016v1 force field. If some of the executables are not present, pressing ‘Enter’ should suffice.</text:p>
      <text:p text:style-name="P2"/>
      <text:p text:style-name="P7"><text:span text:style-name="Source_20_Text"><text:span text:style-name="T15">Running configure.py…</text:span></text:span></text:p>
      <text:p text:style-name="P5"><text:span text:style-name="Source_20_Text"><text:span text:style-name="T15">Generating configuration files for ISAMBARD.</text:span></text:span></text:p>
      <text:p text:style-name="P5"><text:span text:style-name="Source_20_Text"><text:span text:style-name="T15">All required input can use tab completion for paths.</text:span></text:span></text:p>
      <text:p text:style-name="P5"><text:span text:style-name="Source_20_Text"><text:span text:style-name="T15">Setting up SCWRL 4.0 (Recommended)</text:span></text:span></text:p>
      <text:p text:style-name="P5"><text:span text:style-name="Source_20_Text"><text:span text:style-name="T15">Please provide a path to your SCWRL executable Tab completion enabled:</text:span></text:span></text:p>
      <text:p text:style-name="P5"><text:span text:style-name="Source_20_Text"><text:span text:style-name="T16">/path/to/scwrl4/Scwrl4</text:span></text:span></text:p>
      <text:p text:style-name="P5"><text:span text:style-name="Source_20_Text"><text:span text:style-name="T15">Path set to "/path/to/scwrl4/Scwrl4"</text:span></text:span></text:p>
      <text:p text:style-name="P5"><text:span text:style-name="Source_20_Text"><text:span text:style-name="T15">Please choose your packing mode (flexible is significantly slower but is more accurate). Use a number to select an option:</text:span></text:span></text:p>
      <text:p text:style-name="P5"><text:span text:style-name="Source_20_Text"><text:span text:style-name="T15">[1] Flexible</text:span></text:span></text:p>
      <text:p text:style-name="P5"><text:span text:style-name="Source_20_Text"><text:span text:style-name="T15">[2] Rigid</text:span></text:span></text:p>
      <text:p text:style-name="P5"><text:span text:style-name="Source_20_Text"><text:span text:style-name="T16">2</text:span></text:span></text:p>
      <text:p text:style-name="P5"><text:span text:style-name="Source_20_Text"><text:span text:style-name="T15">Setting up DSSP (Recommended)</text:span></text:span></text:p>
      <text:p text:style-name="P5"><text:span text:style-name="Source_20_Text"><text:span text:style-name="T15">Please provide a path to your DSSP executable. Tab completion enabled:</text:span></text:span></text:p>
      <text:p text:style-name="P5"><text:span text:style-name="Source_20_Text"><text:span text:style-name="T15">Setting up BUFF (Required)</text:span></text:span></text:p>
      <text:p text:style-name="P5"><text:span text:style-name="Source_20_Text"><text:span text:style-name="T15">Please choose the default BUFF force field, this can be modified during runtime. Use a number to select an option:</text:span></text:span></text:p>
      <text:p text:style-name="P5"><text:span text:style-name="Source_20_Text"><text:span text:style-name="T15">[1] Standard</text:span></text:span></text:p>
      <text:p text:style-name="P5"><text:span text:style-name="Source_20_Text"><text:span text:style-name="T15">[2] Bude_2016v1</text:span></text:span></text:p>
      <text:p text:style-name="P5"><text:span text:style-name="Source_20_Text"><text:span text:style-name="T16">2</text:span></text:span></text:p>
      <text:p text:style-name="P5"><text:span text:style-name="Source_20_Text"><text:span text:style-name="T15">Setting up Reduce (optional)</text:span></text:span></text:p>
      <text:p text:style-name="P5"><text:span text:style-name="Source_20_Text"><text:span text:style-name="T15">Please provide a path to your reduce executable. Tab completion enabled:</text:span></text:span></text:p>
      <text:p text:style-name="P5"><text:span text:style-name="Source_20_Text"><text:span text:style-name="T15">Setting up naccess (optional)</text:span></text:span></text:p>
      <text:p text:style-name="P5"><text:span text:style-name="Source_20_Text"><text:span text:style-name="T15">Please provide a path to your naccess executable. Tab completion</text:span></text:span></text:p>
      <text:p text:style-name="P5"><text:span text:style-name="Source_20_Text"><text:span text:style-name="T15">enabled:</text:span></text:span></text:p>
      <text:p text:style-name="P5"><text:span text:style-name="Source_20_Text"><text:span text:style-name="T15">Setting up ProFit (optional)</text:span></text:span></text:p>
      <text:p text:style-name="P5"><text:span text:style-name="Source_20_Text"><text:span text:style-name="T15">Please provide a path to your ProFit executable. Tab completion</text:span></text:span></text:p>
      <text:p text:style-name="P5"><text:span text:style-name="Source_20_Text"><text:span text:style-name="T15">enabled:</text:span></text:span></text:p>
      <text:p text:style-name="P5"><text:span text:style-name="Source_20_Text"><text:span text:style-name="T15">Writing settings file to '/HOME/.isambard_settings'</text:span></text:span></text:p>
      <text:p text:style-name="P5"><text:span text:style-name="Source_20_Text"><text:span text:style-name="T15">Configuration completed successfully.</text:span></text:span></text:p>
      <text:p text:style-name="P5"><text:span text:style-name="Source_20_Text"><text:span text:style-name="T15">...Some C++ messages, safe to ignore ...</text:span></text:span></text:p>
      <text:p text:style-name="P5"><text:span text:style-name="Source_20_Text"><text:span text:style-name="T15">&gt;&gt;&gt;</text:span></text:span></text:p>
      <text:p text:style-name="P4"/>
      <text:p text:style-name="P2">After that is done, isambard should be ready to use. We can exit the python interpreter.</text:p>
      <text:p text:style-name="P5"/>
      <text:p text:style-name="P5"><text:span text:style-name="User_20_Entry"><text:span text:style-name="T14">&gt;&gt;&gt;quit()</text:span></text:span></text:p>
      <text:h text:style-name="P1" text:outline-level="2"/>
      <text:p text:style-name="P8">C++ Utilities</text:p>
      <text:p text:style-name="P2"/>
      <text:p text:style-name="P5"><text:span text:style-name="T3">I am assuming that you have the </text:span><text:span text:style-name="T18">alaScanApp-dist.tar.gz</text:span><text:span text:style-name="T3"> file and it was unpacked and uncompressed creating a directory </text:span><text:span text:style-name="T20">alaScanApp-dist</text:span><text:span text:style-name="T19"> </text:span><text:span text:style-name="T3">in your home directory with the following structure.</text:span></text:p>
      <text:p text:style-name="P2"/>
      <text:p text:style-name="P5"><text:span text:style-name="T3">/HOME/</text:span><text:span text:style-name="T21">alaScanApp-dist</text:span></text:p>
      <text:p text:style-name="P5"><text:span text:style-name="T3">/HOME/</text:span><text:span text:style-name="T21">alaScanApp-dist</text:span><text:span text:style-name="T3">/</text:span><text:span text:style-name="T18">alaScanApp.tar.gz</text:span></text:p>
      <text:p text:style-name="P5"><text:span text:style-name="T3">/HOME/</text:span><text:span text:style-name="T21">alaScanApp-dist</text:span><text:span text:style-name="T3">/</text:span><text:span text:style-name="T17">setup_utils.py</text:span></text:p>
      <text:p text:style-name="P5"><text:span text:style-name="T3">/HOME/</text:span><text:span text:style-name="T21">alaScanApp-dist</text:span><text:span text:style-name="T3">/</text:span><text:span text:style-name="T21">ccpCode</text:span></text:p>
      <text:p text:style-name="P5"><text:span text:style-name="T3">/HOME/a</text:span><text:span text:style-name="T21">laScanApp-dist</text:span><text:span text:style-name="T3">/</text:span><text:span text:style-name="T21">ccpCode</text:span><text:span text:style-name="T3">/</text:span><text:span text:style-name="T21">getSD</text:span></text:p>
      <text:p text:style-name="P5"><text:span text:style-name="T3">/HOME/</text:span><text:span text:style-name="T21">alaScanApp-dist</text:span><text:span text:style-name="T3">/</text:span><text:span text:style-name="T21">ccpCode</text:span><text:span text:style-name="T3">/</text:span><text:span text:style-name="T21">colourBySD</text:span></text:p>
      <text:p text:style-name="P5"><text:span text:style-name="T3">/HOME/</text:span><text:span text:style-name="T21">alaScanApp-dis</text:span><text:span text:style-name="T3">t/</text:span><text:span text:style-name="T21">ccpCode</text:span><text:span text:style-name="T3">/</text:span><text:span text:style-name="T21">dividePDB</text:span></text:p>
      <text:p text:style-name="P5"><text:span text:style-name="T3">/HOME/</text:span><text:span text:style-name="T21">alaScanApp-dist</text:span><text:span text:style-name="T3">/</text:span><text:span text:style-name="T21">ccpCode</text:span><text:span text:style-name="T3">/</text:span><text:span text:style-name="T18">BUDE-1.2.9.tar.gz</text:span></text:p>
      <text:p text:style-name="P5"><text:span text:style-name="T3">/HOME/</text:span><text:span text:style-name="T21">alaScanApp-dist</text:span><text:span text:style-name="T3">/</text:span><text:span text:style-name="T21">ccpCode</text:span><text:span text:style-name="T3">/</text:span><text:span text:style-name="T17">comp_utils.sh</text:span></text:p>
      <text:p text:style-name="P5"><text:span text:style-name="T3">/HOME/</text:span><text:span text:style-name="T21">alaScanApp-dist</text:span><text:span text:style-name="T3">/</text:span><text:span text:style-name="T21">doc</text:span></text:p>
      <text:p text:style-name="P2"/>
      <text:p text:style-name="P2">We change into that directory <text:span text:style-name="T28">from HOME</text:span>.</text:p>
      <text:p text:style-name="P2"/>
      <text:p text:style-name="P5"><text:span text:style-name="User_20_Entry"><text:span text:style-name="T4">&gt;cd alaScanApp-dist</text:span></text:span></text:p>
      <text:p text:style-name="P2"/>
      <text:p text:style-name="P5"><text:span text:style-name="T3">We should run the </text:span><text:span text:style-name="T17">setup_utils.py</text:span><text:span text:style-name="T3"> script. It will display information and waits for user input at three stages. Typing ‘</text:span><text:span text:style-name="T7">yes</text:span><text:span text:style-name="T3">’ or pressing enter will be understood as ‘Yes’ and the script will continue. Typing ‘</text:span><text:span text:style-name="T7">no</text:span><text:span text:style-name="T3">’ will avoid that step. Typing anything else will enter a loop until any of those three options is typed.</text:span></text:p>
      <text:p text:style-name="P2"/>
      <text:p text:style-name="P2">Running the script:</text:p>
      <text:p text:style-name="P2"/>
      <text:p text:style-name="P5"><text:span text:style-name="User_20_Entry"><text:span text:style-name="T4">&gt;./setup_utils.py</text:span></text:span></text:p>
      <text:p text:style-name="P5"/>
      <text:p text:style-name="P5"><text:span text:style-name="User_20_Entry"><text:span text:style-name="T13">...</text:span></text:span></text:p>
      <text:p text:style-name="P4">Loads of information,</text:p>
      <text:p text:style-name="P4">Do you want to continue [yes|no]? [Yes]</text:p>
      <text:p text:style-name="P4">Loads of information,</text:p>
      <text:p text:style-name="P4">...</text:p>
      <text:p text:style-name="P2"/>
      <text:p text:style-name="P5"><text:span text:style-name="T3">Please be patient, it might take a few minutes. Hopefully, all C++ programs were compiled with </text:span><text:span text:style-name="T17">setup_utils.py</text:span><text:span text:style-name="T3">. If that was not the case this is how to do them.</text:span></text:p>
      <text:p text:style-name="P2"/>
      <text:p text:style-name="Head4AAI"/>
      <text:p text:style-name="P8">BUDE</text:p>
      <text:p text:style-name="P2"/>
      <text:p text:style-name="P5"><text:span text:style-name="T3">We need to unpack and uncompress bude (</text:span><text:span text:style-name="T18">BUDE-1.2.9.tar.gz</text:span><text:span text:style-name="T3">). There is no need to install it but we will need to compile it. If we have installed a modern version of GCC it should be painless. The compress file should be within the </text:span><text:span text:style-name="T20">cppCode</text:span><text:span text:style-name="T3"> directory.</text:span></text:p>
      <text:p text:style-name="P2"/>
      <text:p text:style-name="P2">Change to <text:span text:style-name="T29">the</text:span> C++ directory.</text:p>
      <text:p text:style-name="P2"/>
      <text:p text:style-name="P5"><text:span text:style-name="User_20_Entry"><text:span text:style-name="T4">&gt;cd cppCode</text:span></text:span></text:p>
      <text:p text:style-name="P5"/>
      <text:p text:style-name="P2">Extract and decompress BUDE</text:p>
      <text:p text:style-name="P2"/>
      <text:p text:style-name="P5"><text:span text:style-name="User_20_Entry"><text:span text:style-name="T4">&gt;tar -xzvf BUDE-1.2.9.tar.gz</text:span></text:span></text:p>
      <text:p text:style-name="P5"/>
      <text:p text:style-name="P5"><text:span text:style-name="T3">This should create a directory call</text:span><text:span text:style-name="T9">ed</text:span><text:span text:style-name="T3"> </text:span><text:span text:style-name="T20">BUDE-1.2.9</text:span><text:span text:style-name="T6">.</text:span><text:span text:style-name="T20"> </text:span><text:span text:style-name="T3">Let’s change into that directory, make a build directory and change into it by executing the commands below.</text:span></text:p>
      <text:p text:style-name="P2"/>
      <text:p text:style-name="P5"><text:span text:style-name="User_20_Entry"><text:span text:style-name="T4">&gt;cd BUDE-1.2.9</text:span></text:span></text:p>
      <text:p text:style-name="P5"><text:span text:style-name="User_20_Entry"><text:span text:style-name="T4">&gt;mkdir build</text:span></text:span></text:p>
      <text:p text:style-name="P5"><text:span text:style-name="User_20_Entry"><text:span text:style-name="T4">&gt;cd build</text:span></text:span></text:p>
      <text:p text:style-name="P2"/>
      <text:p text:style-name="P2">Once we are in the build directory, we compile BUDE.</text:p>
      <text:p text:style-name="P2"/>
      <text:p text:style-name="P5"><text:span text:style-name="User_20_Entry"><text:span text:style-name="T4">&gt;../configure --prefix=$HOME</text:span></text:span></text:p>
      <text:p text:style-name="P2"/>
      <text:p text:style-name="P2">A few messages will appear:</text:p>
      <text:p text:style-name="P5"/>
      <text:p text:style-name="P5"><text:span text:style-name="Source_20_Text"><text:span text:style-name="T13">checking ...</text:span></text:span></text:p>
      <text:p text:style-name="P5"><text:span text:style-name="Source_20_Text"><text:span text:style-name="T13">...</text:span></text:span></text:p>
      <text:p text:style-name="P2"/>
      <text:p text:style-name="P5"><text:span text:style-name="T3">After the </text:span><text:span text:style-name="T17">../configure</text:span><text:span text:style-name="T3"> script is finished we type the command</text:span></text:p>
      <text:p text:style-name="P2"/>
      <text:p text:style-name="P5"><text:span text:style-name="User_20_Entry"><text:span text:style-name="T4">&gt;make</text:span></text:span></text:p>
      <text:p text:style-name="P2"/>
      <text:p text:style-name="P5"><text:span text:style-name="T3">Please be patient, the make command produces a healthy amount of output and it will take a few minutes depending on the speed of your machine. All going well there will be </text:span><text:span text:style-name="T10">a </text:span><text:span text:style-name="T3">directory </text:span><text:span text:style-name="T10">called </text:span><text:span text:style-name="T3">‘</text:span><text:span text:style-name="T20">bin</text:span><text:span text:style-name="T3">’ with a few </text:span><text:span text:style-name="T6">bude_xxx</text:span><text:span text:style-name="T3"> utilities and one called </text:span><text:span text:style-name="T6">budeScan</text:span><text:span text:style-name="T3">.</text:span></text:p>
      <text:p text:style-name="P2"/>
      <text:p text:style-name="P2">To check that all went well type</text:p>
      <text:p text:style-name="P2"/>
      <text:p text:style-name="P5"><text:span text:style-name="User_20_Entry"><text:span text:style-name="T4">&gt;bin/budeScan -h</text:span></text:span></text:p>
      <text:p text:style-name="P2"/>
      <text:p text:style-name="P2">And the BUDE help <text:span text:style-name="T30">should</text:span> be displayed. If we want to install BUDE in the home directory type</text:p>
      <text:p text:style-name="P2"><text:soft-page-break/></text:p>
      <text:p text:style-name="P5"><text:span text:style-name="User_20_Entry"><text:span text:style-name="T4">&gt;make install</text:span></text:span></text:p>
      <text:p text:style-name="P2"/>
      <text:p text:style-name="P5"><text:span text:style-name="T3">This will install all bude applications in /</text:span><text:span text:style-name="T20">HOME</text:span><text:span text:style-name="T3">/</text:span><text:span text:style-name="T20">bin</text:span><text:span text:style-name="T3"> and libraries in /</text:span><text:span text:style-name="T20">HOME</text:span><text:span text:style-name="T3">/</text:span><text:span text:style-name="T20">lib(64)</text:span><text:span text:style-name="T3">. If you do not want to install it, take note of the path where the executable is. It will be needed for the ALAscanApp configuration.</text:span></text:p>
      <text:p text:style-name="P2"/>
      <text:p text:style-name="P5"><text:span text:style-name="T3">Then we should compile the C++ utilities. They are in the </text:span><text:span text:style-name="T20">cppCode</text:span><text:span text:style-name="T3"> directory. If we are doing it after compiling BUDE. Change to the </text:span><text:span text:style-name="T20">cppCode</text:span><text:span text:style-name="T3"> directory.</text:span></text:p>
      <text:p text:style-name="P2"/>
      <text:p text:style-name="P5"><text:span text:style-name="User_20_Entry"><text:span text:style-name="T4">&gt;cd ../../</text:span></text:span></text:p>
      <text:p text:style-name="P2"/>
      <text:p text:style-name="P5"><text:span text:style-name="T3">Once you are in the </text:span><text:span text:style-name="T20">cppCode</text:span><text:span text:style-name="T3"> directory we use the </text:span><text:span text:style-name="T17">comp_utils.sh</text:span><text:span text:style-name="T3"> script to compile all C++ utilities. Type:</text:span></text:p>
      <text:p text:style-name="P2"/>
      <text:p text:style-name="P5"><text:span text:style-name="User_20_Entry"><text:span text:style-name="T4">&gt;./comp_utils.sh</text:span></text:span></text:p>
      <text:p text:style-name="P5"/>
      <text:p text:style-name="P5"><text:span text:style-name="User_20_Entry"><text:span text:style-name="T13">Compiling getSD</text:span></text:span></text:p>
      <text:p text:style-name="P5"><text:span text:style-name="User_20_Entry"><text:span text:style-name="T13">...</text:span></text:span></text:p>
      <text:p text:style-name="P5"><text:span text:style-name="User_20_Entry"><text:span text:style-name="T13">Compiling colourBySD</text:span></text:span></text:p>
      <text:p text:style-name="P5"><text:span text:style-name="User_20_Entry"><text:span text:style-name="T13">...</text:span></text:span></text:p>
      <text:p text:style-name="P5"><text:span text:style-name="User_20_Entry"><text:span text:style-name="T13">Compiling dividePDB</text:span></text:span></text:p>
      <text:p text:style-name="P5"/>
      <text:p text:style-name="P5"><text:span text:style-name="User_20_Entry"><text:span text:style-name="T3">That should be all about compilation.</text:span></text:span></text:p>
      <text:p text:style-name="P5"/>
      <text:p text:style-name="Head4AAI"><text:span text:style-name="User_20_Entry"><text:span text:style-name="T1">initialisation file</text:span></text:span></text:p>
      <text:p text:style-name="P5"/>
      <text:p text:style-name="P5"><text:span text:style-name="User_20_Entry"><text:span text:style-name="T3">The initialisation file ‘</text:span></text:span><text:span text:style-name="User_20_Entry"><text:span text:style-name="T7">.alascanapp.ini</text:span></text:span><text:span text:style-name="User_20_Entry"><text:span text:style-name="T3">’ will be created or updated in the user’s home directory when running </text:span></text:span><text:span text:style-name="User_20_Entry"><text:span text:style-name="T17">ALAscanApp.py</text:span></text:span><text:span text:style-name="User_20_Entry"><text:span text:style-name="T3"> or </text:span></text:span><text:span text:style-name="User_20_Entry"><text:span text:style-name="T17">setup_utils.py</text:span></text:span><text:span text:style-name="User_20_Entry"><text:span text:style-name="T3">. The file will be created by either script, if it does not exist. </text:span></text:span><text:span text:style-name="User_20_Entry"><text:span text:style-name="T17">ALAscanApp.py</text:span></text:span><text:span text:style-name="User_20_Entry"><text:span text:style-name="T3"> will update the file only if any section or option is missing. <text:s/></text:span></text:span><text:span text:style-name="User_20_Entry"><text:span text:style-name="T17">setup_utils.py</text:span></text:span><text:span text:style-name="User_20_Entry"><text:span text:style-name="T3"> will always update the relevant sections of the compiled utilities.</text:span></text:span></text:p>
      <text:p text:style-name="P5"/>
      <text:p text:style-name="P5"><text:span text:style-name="User_20_Entry"><text:span text:style-name="T3">The file is compose</text:span></text:span><text:span text:style-name="User_20_Entry"><text:span text:style-name="T11">d</text:span></text:span><text:span text:style-name="User_20_Entry"><text:span text:style-name="T3"> by sections, defined by square brackets </text:span></text:span><text:span text:style-name="User_20_Entry"><text:span text:style-name="T7">[Section]</text:span></text:span><text:span text:style-name="User_20_Entry"><text:span text:style-name="T3">. Each section may have several options and their values, ‘</text:span></text:span><text:span text:style-name="User_20_Entry"><text:span text:style-name="T7">AnOption = a_value’</text:span></text:span><text:span text:style-name="User_20_Entry"><text:span text:style-name="T3">.</text:span></text:span></text:p>
      <text:p text:style-name="P5"/>
      <text:p text:style-name="P5"><text:span text:style-name="User_20_Entry"><text:span text:style-name="T3">This file could be edited to alter the ALAscanApp behaviour. Only the values can be modified. Options the values </text:span></text:span><text:span text:style-name="User_20_Entry"><text:span text:style-name="T12">of which</text:span></text:span><text:span text:style-name="User_20_Entry"><text:span text:style-name="T3"> contain curly brackets preceded by the sign ‘</text:span></text:span><text:span text:style-name="User_20_Entry"><text:span text:style-name="T7">$</text:span></text:span><text:span text:style-name="User_20_Entry"><text:span text:style-name="T3">’ should not be modified. e.g. <text:s/>‘</text:span></text:span><text:span text:style-name="User_20_Entry"><text:span text:style-name="T7">AnOptionX = ${doNoModify}</text:span></text:span><text:span text:style-name="User_20_Entry"><text:span text:style-name="T3">’.</text:span></text:span></text:p>
      <text:p text:style-name="P5"/>
      <text:p text:style-name="P5"><text:span text:style-name="User_20_Entry"><text:span text:style-name="T3">The sections have self-explanatory names. There are some options that must be updated if the </text:span></text:span><text:span text:style-name="User_20_Entry"><text:span text:style-name="T17">setup_utils.py</text:span></text:span><text:span text:style-name="User_20_Entry"><text:span text:style-name="T3"> script was not run.</text:span></text:span></text:p>
      <text:p text:style-name="P5"/>
      <text:p text:style-name="P5"><text:soft-page-break/><text:span text:style-name="User_20_Entry"><text:span text:style-name="T3">In section ‘</text:span></text:span><text:span text:style-name="User_20_Entry"><text:span text:style-name="T7">[Directories]</text:span></text:span><text:span text:style-name="User_20_Entry"><text:span text:style-name="T3">’, option ‘</text:span></text:span><text:span text:style-name="User_20_Entry"><text:span text:style-name="T7">CppCode</text:span></text:span><text:span text:style-name="User_20_Entry"><text:span text:style-name="T3">’ its value should be updated to its proper location. If executables budeScan, getSD and colourBySD are not within that directory then options ‘</text:span></text:span><text:span text:style-name="User_20_Entry"><text:span text:style-name="T7">BUDE</text:span></text:span><text:span text:style-name="User_20_Entry"><text:span text:style-name="T3">’, ‘</text:span></text:span><text:span text:style-name="User_20_Entry"><text:span text:style-name="T7">GetSD</text:span></text:span><text:span text:style-name="User_20_Entry"><text:span text:style-name="T3">’ and ‘</text:span></text:span><text:span text:style-name="User_20_Entry"><text:span text:style-name="T7">ColourBySD</text:span></text:span><text:span text:style-name="User_20_Entry"><text:span text:style-name="T3">’ must also be updated accordingly.</text:span></text:span></text:p>
      <text:p text:style-name="P5"/>
      <text:p text:style-name="P5"><text:span text:style-name="User_20_Entry"><text:span text:style-name="T3">Alternatively, in section ‘</text:span></text:span><text:span text:style-name="User_20_Entry"><text:span text:style-name="T7">[Executables]</text:span></text:span><text:span text:style-name="User_20_Entry"><text:span text:style-name="T3">’ the options ‘</text:span></text:span><text:span text:style-name="User_20_Entry"><text:span text:style-name="T7">BUDE</text:span></text:span><text:span text:style-name="User_20_Entry"><text:span text:style-name="T3">’, ‘</text:span></text:span><text:span text:style-name="User_20_Entry"><text:span text:style-name="T7">GetSD</text:span></text:span><text:span text:style-name="User_20_Entry"><text:span text:style-name="T3">’ and ‘</text:span></text:span><text:span text:style-name="User_20_Entry"><text:span text:style-name="T7">ColourBySD</text:span></text:span><text:span text:style-name="User_20_Entry"><text:span text:style-name="T3">’ could be updated with the full path to these executables.</text:span></text:span></text:p>
      <text:p text:style-name="P5"/>
      <text:p text:style-name="Head4AAI"><text:span text:style-name="User_20_Entry"><text:span text:style-name="T1">Behaviour Options</text:span></text:span></text:p>
      <text:p text:style-name="P5"/>
      <text:p text:style-name="P5"><text:span text:style-name="User_20_Entry"><text:span text:style-name="T3">Any option’s value within the section </text:span></text:span><text:span text:style-name="User_20_Entry"><text:span text:style-name="T7">[File Names]</text:span></text:span><text:span text:style-name="User_20_Entry"><text:span text:style-name="T3"> can be modified. They will change the naming of those particular files.</text:span></text:span></text:p>
      <text:p text:style-name="P5"/>
      <text:p text:style-name="P5"><text:span text:style-name="User_20_Entry"><text:span text:style-name="T3">In section </text:span></text:span><text:span text:style-name="User_20_Entry"><text:span text:style-name="T7">[Directories]</text:span></text:span><text:span text:style-name="User_20_Entry"><text:span text:style-name="T3"> the ‘</text:span></text:span><text:span text:style-name="User_20_Entry"><text:span text:style-name="T7">Work</text:span></text:span><text:span text:style-name="User_20_Entry"><text:span text:style-name="T3">’ option should be changed to the directory where the Hot Constellations will be created and </text:span></text:span><text:span text:style-name="User_20_Entry"><text:span text:style-name="T17">ALAscanApp.py</text:span></text:span><text:span text:style-name="User_20_Entry"><text:span text:style-name="T3"> will be run from, by default it will be ‘/HOME/</text:span></text:span><text:span text:style-name="User_20_Entry"><text:span text:style-name="T21">ALAscanApp</text:span></text:span><text:span text:style-name="User_20_Entry"><text:span text:style-name="T3">’. Directories from the options ‘</text:span></text:span><text:span text:style-name="User_20_Entry"><text:span text:style-name="T7">Scan</text:span></text:span><text:span text:style-name="User_20_Entry"><text:span text:style-name="T3">’, ‘</text:span></text:span><text:span text:style-name="User_20_Entry"><text:span text:style-name="T7">BudeLibs</text:span></text:span><text:span text:style-name="User_20_Entry"><text:span text:style-name="T3">’, ‘</text:span></text:span><text:span text:style-name="User_20_Entry"><text:span text:style-name="T7">BudeResults</text:span></text:span><text:span text:style-name="User_20_Entry"><text:span text:style-name="T3">’, ‘</text:span></text:span><text:span text:style-name="User_20_Entry"><text:span text:style-name="T7">PdbSources</text:span></text:span><text:span text:style-name="User_20_Entry"><text:span text:style-name="T3">’ and ‘</text:span></text:span><text:span text:style-name="User_20_Entry"><text:span text:style-name="T7">Chimera</text:span></text:span><text:span text:style-name="User_20_Entry"><text:span text:style-name="T3">’ will be created within the work directory. Their values could be modified.</text:span></text:span></text:p>
      <text:p text:style-name="P5"/>
      <text:p text:style-name="P5"><text:span text:style-name="User_20_Entry"><text:span text:style-name="T3">To specify the maximum number of hot constellations that will be calculated in the auto mode, the option ‘</text:span></text:span><text:span text:style-name="User_20_Entry"><text:span text:style-name="T7">MaxAutoNumber’</text:span></text:span><text:span text:style-name="User_20_Entry"><text:span text:style-name="T3"> in section </text:span></text:span><text:span text:style-name="User_20_Entry"><text:span text:style-name="T7">[General]</text:span></text:span><text:span text:style-name="User_20_Entry"><text:span text:style-name="T3"> can be modified. Very large numbers must be avoided.</text:span></text:span></text:p>
      <text:p text:style-name="P5"/>
      <text:p text:style-name="Head4AAI">Mac</text:p>
      <text:p text:style-name="P2"/>
      <text:p text:style-name="P2">The procedure is practically the same. The only difference is that we will need to install a proper GCC, the one that comes with Xcode is not a recent one.</text:p>
      <text:p text:style-name="P2"/>
      <text:p text:style-name="P5"><text:span text:style-name="T3">To install GCC we will need Xcode and, Homebrew. If they are not installed already we will need to install them first. </text:span><text:span text:style-name="T6">For installing these programs we will need admin rights</text:span><text:span text:style-name="T3">.</text:span></text:p>
      <text:p text:style-name="P2"/>
      <text:p text:style-name="P2">Open terminal. In finder's menu go ⇒ Utilities find the Terminal icon.</text:p>
      <text:p text:style-name="P2"/>
      <text:p text:style-name="Head4AAI">Xcode:</text:p>
      <text:p text:style-name="P5"/>
      <text:p text:style-name="P5"><text:span text:style-name="User_20_Entry"><text:span text:style-name="T4">&gt;xcode-select --install</text:span></text:span></text:p>
      <text:p text:style-name="P2"/>
      <text:p text:style-name="P2">Follow the instructions on the screen. Please be aware that there are several Web tutorials on how to install Xcode in the different flavours of Mac. A simple search ‘install Xcode Mac’ will return very comprehensive tutorials.</text:p>
      <text:p text:style-name="P2"/>
      <text:p text:style-name="Head4AAI"><text:soft-page-break/>Homebrew:</text:p>
      <text:p text:style-name="P2"/>
      <text:p text:style-name="P5"><text:span text:style-name="T3">Please follow the installation instructions in the Homebrew's Website. </text:span><text:a xlink:type="simple" xlink:href="https://github.com/Homebrew/brew/blob/master/docs/Installation.md" text:style-name="Internet_20_link" text:visited-style-name="Visited_20_Internet_20_Link"><text:span text:style-name="T1">https://github.com/Homebrew/brew/blob/master/docs/Installation.md</text:span></text:a></text:p>
      <text:h text:style-name="P1" text:outline-level="2"/>
      <text:p text:style-name="Head4AAI">GCC:</text:p>
      <text:p text:style-name="P2"/>
      <text:p text:style-name="P2">Once we have Xcode and Homebrew we can install GCC.</text:p>
      <text:p text:style-name="P2"/>
      <text:p text:style-name="P5"><text:span text:style-name="User_20_Entry"><text:span text:style-name="T4">&gt;brew install gcc</text:span></text:span></text:p>
      <text:p text:style-name="P5"><text:span text:style-name="User_20_Entry"><text:span text:style-name="T4">...</text:span></text:span></text:p>
      <text:p text:style-name="P2"/>
      <text:p text:style-name="P5"><text:span text:style-name="T3">This will install GCC, there should be </text:span><text:span text:style-name="T6">gcc-X</text:span><text:span text:style-name="T3"> and </text:span><text:span text:style-name="T6">g++-X</text:span><text:span text:style-name="T3"> where </text:span><text:span text:style-name="T6">X</text:span><text:span text:style-name="T3"> is the version of GCC.</text:span></text:p>
      <text:p text:style-name="P2">We need to export the CC and CXX environment variables.</text:p>
      <text:p text:style-name="P2"/>
      <text:p text:style-name="P5"><text:span text:style-name="User_20_Entry"><text:span text:style-name="T4">&gt;export CC=gcc-X CXX=g++-X</text:span></text:span></text:p>
      <text:p text:style-name="P2"/>
      <text:p text:style-name="P5"><text:span text:style-name="T3">Exporting these variables must be done whenever we open a Terminal. To avoid this it is recommended to add it into </text:span><text:span text:style-name="T6">.bash_profile</text:span><text:span text:style-name="T3"> file, which is in your HOME directory.</text:span></text:p>
      <text:p text:style-name="P2"/>
      <text:p text:style-name="P2">Then we follow the same procedure as described from the Linux section for getting anaconda. Bear in mind that you will need the Mac installer and you have two flavours, the command line and a graphical one. The command line behaviour is pretty much like in Linux. The graphical one has a very self-explanatory front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Lucida Sans" svg:font-family="'Lucida 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OpenSymbol" svg:font-family="OpenSymbol" style:font-family-generic="roman" style:font-pitch="variable"/>
    <style:font-face style:name="Source Code Pro" svg:font-family="'Source Code Pro'" style:font-family-generic="roman" style:font-pitch="variable"/>
    <style:font-face style:name="Liberation Serif1" svg:font-family="'Liberation Serif'"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Open Sans2" svg:font-family="'Open 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list-style-name="" style:class="text">
      <style:paragraph-properties fo:margin-top="0.212cm" fo:margin-bottom="0.106cm" loext: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4AAI" style:family="paragraph" style:parent-style-name="Heading_20_4" style:default-outline-level="">
      <style:text-properties style:font-name="Open Sans1" fo:font-family="'Open Sans'" style:font-family-generic="roman" style:font-pitch="variable" fo:font-style="normal" style:font-name-asian="Open Sans2" style:font-family-asian="'Open Sans'" style:font-family-generic-asian="system" style:font-pitch-asian="variable" style:font-style-asian="normal" style:font-name-complex="Open Sans2" style:font-family-complex="'Open Sans'" style:font-family-generic-complex="system" style:font-pitch-complex="variable" style:font-weight-complex="normal"/>
    </style:style>
    <style:style style:name="Default_20_Paragraph_20_Font" style:display-name="Default Paragraph Font" style:family="text"/>
    <style:style style:name="User_20_Entry" style:display-name="User Entry" style:family="text">
      <style:text-properties style:font-name="Liberation Mono" fo:font-family="'Liberation Mono'" style:font-family-generic="roman" style:font-pitch="variable" style:font-name-asian="Droid Sans Fallback" style:font-family-asian="'Droid Sans Fallback'"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Droid Sans Fallback" style:font-family-asian="'Droid Sans Fallback'" style:font-family-generic-asian="system" style:font-pitch-asian="variable" style:font-name-complex="Liberation Mono1" style:font-family-complex="'Liberation Mono'"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ListLabel_20_1" style:display-name="ListLabel 1" style:family="text">
      <style:text-properties style:font-name="Open Sans1" fo:font-family="'Open San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1.251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urys Ávila Ibarra</meta:initial-creator>
    <meta:editing-cycles>22</meta:editing-cycles>
    <meta:print-date>2017-07-28T11:50:00</meta:print-date>
    <meta:creation-date>2017-07-29T09:12:00</meta:creation-date>
    <dc:date>2017-07-31T14:19:10.453672526</dc:date>
    <meta:editing-duration>PT1H21M49S</meta:editing-duration>
    <meta:generator>LibreOffice/5.3.4.2$Linux_X86_64 LibreOffice_project/30m0$Build-2</meta:generator>
    <meta:document-statistic meta:table-count="0" meta:image-count="0" meta:object-count="0" meta:page-count="10" meta:paragraph-count="203" meta:word-count="1976" meta:character-count="12666" meta:non-whitespace-character-count="108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